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MoreInteractions.verifyInOrder( VerificationDataInOrder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MoreInteractions.verify( VerificationData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